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fc6" officeooo:paragraph-rsid="001f5fc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5fc6" officeooo:paragraph-rsid="001f5fc6" style:font-weight-asian="bold" style:font-weight-complex="bold"/>
    </style:style>
    <style:style style:name="P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 style:list-style-name="L10">
      <style:text-properties fo:font-size="11pt" style:text-underline-style="solid" style:text-underline-width="auto" style:text-underline-color="font-color" officeooo:paragraph-rsid="002082c8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L9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paragraph-rsid="002082c8" style:font-size-asian="11pt" style:font-size-complex="11pt"/>
    </style:style>
    <style:style style:name="P8" style:family="paragraph" style:parent-style-name="Standard">
      <style:paragraph-properties fo:break-before="column"/>
      <style:text-properties fo:font-size="11pt" officeooo:paragraph-rsid="002082c8" style:font-size-asian="11pt" style:font-size-complex="11pt"/>
    </style:style>
    <style:style style:name="P9" style:family="paragraph" style:parent-style-name="Standard" style:list-style-name="L10">
      <style:text-properties fo:font-size="11pt" style:font-size-asian="11pt" style:font-size-complex="11pt"/>
    </style:style>
    <style:style style:name="P10" style:family="paragraph" style:parent-style-name="Standard" style:list-style-name="L10">
      <style:text-properties fo:font-size="11pt" officeooo:paragraph-rsid="002082c8" style:font-size-asian="11pt" style:font-size-complex="11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82c8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officeooo:rsid="002082c8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officeooo:rsid="0022e2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style:style style:name="gr1" style:family="graphic">
      <style:graphic-properties draw:fill="none" loext:fill-use-slide-background="false" draw:textarea-horizontal-align="justify" draw:textarea-vertical-align="middle" draw:auto-grow-height="false" fo:min-height="1.744cm" fo:min-width="1.744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gruences, arithmétique modulaire</text:p>
      <text:p text:style-name="P1"/>
      <text:p text:style-name="P3">1. Activité d’introduction</text:p>
      <text:p text:style-name="P5"/>
      <text:p text:style-name="P5">On prend un médicament toutes les 5 heures. On commence à midi.</text:p>
      <text:p text:style-name="P5"/>
      <text:p text:style-name="P5">- Donner la liste des prochains horaires auxquels il faut prendre le médicament.</text:p>
      <text:p text:style-name="P5">- Finira-t-on par prendre le médicament à toutes les heures du jour et de la nuit ?</text:p>
      <text:p text:style-name="P5">- Mêmes questions si on prend le médicament toutes les 3 heures.</text:p>
      <text:p text:style-name="P5"/>
      <text:p text:style-name="P3">2. La théorie</text:p>
      <text:p text:style-name="P3"/>
      <text:p text:style-name="P5"><text:tab/>2.1. Définition</text:p>
      <text:p text:style-name="P5"/>
      <text:p text:style-name="P5">Soit <text:span text:style-name="T1">n</text:span> un entier supérieur ou égal à 2 et <text:span text:style-name="T3">a</text:span> et <text:span text:style-name="T1">b</text:span> deux entiers relatifs.</text:p>
      <text:p text:style-name="P5"/>
      <text:p text:style-name="P5">On dit que <text:span text:style-name="T1">a</text:span> et <text:span text:style-name="T1">b</text:span> sont congrus modulo <text:span text:style-name="T1">n</text:span> si <text:span text:style-name="T1">a</text:span> et b ont le même reste dans la division euclidienne par <text:span text:style-name="T1">n</text:span>. On note : <text:span text:style-name="T1">a</text:span>≡<text:span text:style-name="T1">b</text:span>[<text:span text:style-name="T1">n</text:span>] ou parfois <text:span text:style-name="T1">a</text:span>≡<text:span text:style-name="T1">b</text:span> (mod <text:span text:style-name="T1">n</text:span>)</text:p>
      <text:p text:style-name="P5"/>
      <text:p text:style-name="P5">La définition est équivalente à l’une de ces phrases :</text:p>
      <text:p text:style-name="P5"/>
      <text:list text:style-name="L9">
        <text:list-item>
          <text:p text:style-name="P6"><text:span text:style-name="T1">a</text:span>−<text:span text:style-name="T1">b</text:span> est un multiple de <text:span text:style-name="T1">n</text:span></text:p>
        </text:list-item>
        <text:list-item>
          <text:p text:style-name="P6">Il existe un entier relatif <text:span text:style-name="T1">k</text:span> tel que <text:span text:style-name="T1">a</text:span>−<text:span text:style-name="T1">b</text:span>=<text:span text:style-name="T1">kn</text:span>.</text:p>
        </text:list-item>
      </text:list>
      <text:p text:style-name="P5"/>
      <text:p text:style-name="P7"><text:tab/>2.<text:span text:style-name="T4">2</text:span>. Exemples</text:p>
      <text:p text:style-name="P7"/>
      <text:p text:style-name="P7">Les deux premiers exemples sont fondamentaux.</text:p>
      <text:p text:style-name="P7"/>
      <text:p text:style-name="P7"><text:s text:c="4"/>21≡21[5] (<text:span text:style-name="T4">un nombre est toujours congru à lui-même</text:span>)</text:p>
      <text:p text:style-name="P7"><text:s text:c="4"/>21≡1[5] (un nombre est <text:span text:style-name="T4">toujours </text:span>congru à son reste)</text:p>
      <text:p text:style-name="P7"><text:s text:c="4"/>21≡6[5] mais aussi à 11, 16… de 5 en 5 (tjrs le même reste, seul q change)</text:p>
      <text:p text:style-name="P7"/>
      <text:p text:style-name="P7"/>
      <text:p text:style-name="P7"><draw:custom-shape text:anchor-type="paragraph" draw:z-index="0" draw:name="Forme 1" draw:style-name="gr1" draw:text-style-name="P11" svg:width="2.468cm" svg:height="2.468cm" svg:x="4.72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text:span text:style-name="T7">2</text:span>.<text:span text:style-name="T4">3</text:span>. Remarques</text:p>
      <text:p text:style-name="P5"/>
      <text:list text:style-name="L10">
        <text:list-item>
          <text:p text:style-name="P10">La notation [<text:span text:style-name="T1">n</text:span>] ou (mod <text:span text:style-name="T1">n</text:span>) ne correspond pas à une opération <text:span text:style-name="T4">:</text:span></text:p>
          <text:p text:style-name="P4"><text:span text:style-name="T4">i</text:span>l ne faut pas confondre « modulo » et « modulo » !</text:p>
          <text:p text:style-name="P10">La confusion vient du fait que le reste de la division euclidienne de <text:span text:style-name="T1">x</text:span> par <text:span text:style-name="T1">y</text:span> est donnée dans certains langages de programmation par l’écriture x % y et se lit « x modulo y ».</text:p>
        </text:list-item>
        <text:list-item>
          <text:p text:style-name="P9">S’il n’y a pas ambiguïté sur le n, on peut omettre le « [n] ».</text:p>
        </text:list-item>
      </text:list>
      <text:p text:style-name="P5"/>
      <text:p text:style-name="P5">n≡0[2] &lt;<text:span text:style-name="T4">=&gt;</text:span> n est <text:s/>… <text:s/> ; n≡1[2] &lt;<text:span text:style-name="T4">=&gt;</text:span> n est <text:s/>…  <text:s text:c="2"/>; <text:s text:c="2"/>a≡0[p] &lt;<text:span text:style-name="T4">=&gt;</text:span> a est…</text:p>
      <text:p text:style-name="P5"/>
      <text:p text:style-name="P5">2.4. <text:span text:style-name="T4">Deux e</text:span>xercices classiques</text:p>
      <text:p text:style-name="P5"/>
      <text:p text:style-name="P5"><text:span text:style-name="T4"><text:tab/>1) </text:span>Montrer que 12≡166[7].</text:p>
      <text:p text:style-name="P5"/>
      <text:p text:style-name="P5"/>
      <text:p text:style-name="P5"/>
      <text:p text:style-name="P5"/>
      <text:p text:style-name="P5"><text:span text:style-name="T4"><text:tab/>2) </text:span>Donner le plus petit entier positif congru à 183 modulo 6.</text:p>
      <text:p text:style-name="P5"/>
      <text:p text:style-name="P5"/>
      <text:p text:style-name="P5"/>
      <text:p text:style-name="P5"/>
      <text:p text:style-name="P5"/>
      <text:p text:style-name="P5">2.5. Propriétés</text:p>
      <text:p text:style-name="P5"/>
      <text:p text:style-name="P5">Les propriétés sont données modulo <text:span text:style-name="T1">n</text:span>.</text:p>
      <text:p text:style-name="P5"/>
      <text:p text:style-name="P5">2.5.1. Symétrie <text:span text:style-name="T4">:</text:span> <text:s text:c="5"/>Si <text:span text:style-name="T1">a≡b</text:span>, alors <text:span text:style-name="T1">b≡a</text:span>.</text:p>
      <text:p text:style-name="P5">2.5.2. Transitivité : <text:s/>Si <text:span text:style-name="T1">a≡b</text:span> et <text:span text:style-name="T1">b≡c</text:span>, alors <text:span text:style-name="T1">a≡c</text:span>.</text:p>
      <text:p text:style-name="P5">2.5.3. Règles de réduction, ou de compatibilité</text:p>
      <text:p text:style-name="P5"/>
      <text:p text:style-name="P5">Si <text:span text:style-name="T1">a, a′, b et b′</text:span> sont des entiers tels que <text:span text:style-name="T1">a≡a′</text:span> et <text:span text:style-name="T1">b≡b′</text:span>, alors on a :</text:p>
      <text:p text:style-name="P5"/>
      <text:p text:style-name="P5"><text:span text:style-name="T1"><text:s text:c="4"/>a+b≡a′+b′ <text:s text:c="4"/>a−b≡a′−b′ <text:s text:c="4"/>a×b≡a′×b′ <text:s text:c="4"/>a</text:span><text:span text:style-name="T6">k</text:span><text:span text:style-name="T1">≡a′</text:span><text:span text:style-name="T6">k</text:span><text:span text:style-name="T5"> </text:span><text:span text:style-name="T4">pour </text:span><text:span text:style-name="T2">k</text:span><text:span text:style-name="T4"> entier</text:span></text:p>
      <text:p text:style-name="P5"/>
      <text:p text:style-name="P5">2.5.4. Finalement</text:p>
      <text:p text:style-name="P5"/>
      <text:p text:style-name="P5">La congruence peut être considérée comme une sorte d’égalité, mais plus faible que celle que l’on connaît. On peut dire qu’on cache dans ≡ les multiples de <text:span text:style-name="T1">n</text:span>.</text:p>
      <text:p text:style-name="P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9:11:22.848180954</meta:creation-date>
    <dc:date>2025-01-05T20:27:31.256861528</dc:date>
    <meta:editing-duration>PT8M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36" meta:word-count="388" meta:character-count="2019" meta:non-whitespace-character-count="1626"/>
  </office:meta>
</office:document-meta>
</file>